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" style:font-pitch="variable"/>
    <style:font-face style:name="Courier" svg:font-family="Couri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3cm" fo:margin-right="0cm" fo:text-indent="-3cm" style:auto-text-indent="false" style:writing-mode="page">
        <style:tab-stops>
          <style:tab-stop style:position="3cm"/>
        </style:tab-stops>
      </style:paragraph-properties>
      <style:text-properties style:font-name="Apple SD Gothic Neo" fo:font-size="9pt" officeooo:rsid="00191563" officeooo:paragraph-rsid="00191563" style:font-size-asian="9pt" style:font-size-complex="9pt"/>
    </style:style>
    <style:style style:name="P2" style:family="paragraph" style:parent-style-name="Standard">
      <style:paragraph-properties fo:margin-left="3cm" fo:margin-right="0cm" fo:text-indent="-3cm" style:auto-text-indent="false" style:writing-mode="page">
        <style:tab-stops>
          <style:tab-stop style:position="3cm"/>
        </style:tab-stops>
      </style:paragraph-properties>
      <style:text-properties style:font-name="Apple SD Gothic Neo" fo:font-size="9pt" officeooo:rsid="0019c6bb" officeooo:paragraph-rsid="0019c6bb" style:font-size-asian="9pt" style:font-size-complex="9pt"/>
    </style:style>
    <style:style style:name="P3" style:family="paragraph" style:parent-style-name="Standard">
      <style:paragraph-properties fo:margin-left="3cm" fo:margin-right="0cm" fo:text-indent="-3cm" style:auto-text-indent="false" style:writing-mode="page">
        <style:tab-stops>
          <style:tab-stop style:position="3cm"/>
        </style:tab-stops>
      </style:paragraph-properties>
      <style:text-properties style:font-name="Apple SD Gothic Neo" fo:font-size="9pt" officeooo:rsid="001a6402" officeooo:paragraph-rsid="001a6402" style:font-size-asian="9pt" style:font-size-complex="9pt"/>
    </style:style>
    <style:style style:name="P4" style:family="paragraph" style:parent-style-name="Standard">
      <style:paragraph-properties fo:margin-left="3cm" fo:margin-right="0cm" fo:text-indent="-3cm" style:auto-text-indent="false" style:writing-mode="page">
        <style:tab-stops>
          <style:tab-stop style:position="3cm"/>
        </style:tab-stops>
      </style:paragraph-properties>
      <style:text-properties style:font-name="Courier" fo:font-size="9pt" officeooo:rsid="0019c6bb" officeooo:paragraph-rsid="0019c6bb" style:font-size-asian="9pt" style:font-size-complex="9pt"/>
    </style:style>
    <style:style style:name="P5" style:family="paragraph" style:parent-style-name="Standard">
      <style:paragraph-properties fo:margin-left="3cm" fo:margin-right="0cm" fo:text-indent="-3cm" style:auto-text-indent="false" style:writing-mode="page">
        <style:tab-stops>
          <style:tab-stop style:position="3cm"/>
        </style:tab-stops>
      </style:paragraph-properties>
      <style:text-properties style:font-name="Courier" fo:font-size="9pt" officeooo:rsid="0019c6bb" officeooo:paragraph-rsid="001a6402" style:font-size-asian="9pt" style:font-size-complex="9pt"/>
    </style:style>
    <style:style style:name="P6" style:family="paragraph" style:parent-style-name="Standard">
      <style:paragraph-properties fo:margin-left="3cm" fo:margin-right="0cm" fo:text-indent="-3cm" style:auto-text-indent="false" style:writing-mode="page">
        <style:tab-stops>
          <style:tab-stop style:position="3cm"/>
        </style:tab-stops>
      </style:paragraph-properties>
      <style:text-properties style:font-name="Courier" fo:font-size="9pt" officeooo:rsid="001a6402" officeooo:paragraph-rsid="001a6402" style:font-size-asian="9pt" style:font-size-complex="9pt"/>
    </style:style>
    <style:style style:name="P7" style:family="paragraph" style:parent-style-name="Standard">
      <style:paragraph-properties fo:margin-left="3cm" fo:margin-right="0cm" fo:text-indent="-3cm" style:auto-text-indent="false" style:writing-mode="page">
        <style:tab-stops>
          <style:tab-stop style:position="3cm"/>
        </style:tab-stops>
      </style:paragraph-properties>
      <style:text-properties style:font-name="Courier" fo:font-size="9pt" officeooo:rsid="001a6402" officeooo:paragraph-rsid="001a6561" style:font-size-asian="9pt" style:font-size-complex="9pt"/>
    </style:style>
    <style:style style:name="P8" style:family="paragraph" style:parent-style-name="Standard">
      <style:paragraph-properties fo:margin-left="3cm" fo:margin-right="0cm" fo:text-indent="-3cm" style:auto-text-indent="false" style:writing-mode="page">
        <style:tab-stops>
          <style:tab-stop style:position="3cm"/>
        </style:tab-stops>
      </style:paragraph-properties>
      <style:text-properties style:font-name="Courier" fo:font-size="9pt" officeooo:rsid="001a6561" officeooo:paragraph-rsid="001a6561" style:font-size-asian="9pt" style:font-size-complex="9pt"/>
    </style:style>
    <style:style style:name="P9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3cm"/>
        </style:tab-stops>
      </style:paragraph-properties>
      <style:text-properties style:font-name="Courier" fo:font-size="9pt" officeooo:rsid="0019c6bb" officeooo:paragraph-rsid="0019c6bb" style:font-size-asian="9pt" style:font-size-complex="9pt"/>
    </style:style>
    <style:style style:name="P10" style:family="paragraph" style:parent-style-name="Standard">
      <style:paragraph-properties fo:margin-left="0cm" fo:margin-right="0cm" fo:text-indent="0cm" style:auto-text-indent="false" style:writing-mode="page">
        <style:tab-stops>
          <style:tab-stop style:position="3cm"/>
        </style:tab-stops>
      </style:paragraph-properties>
      <style:text-properties style:font-name="Courier" fo:font-size="9pt" officeooo:rsid="001a6402" officeooo:paragraph-rsid="001a6402" style:font-size-asian="9pt" style:font-size-complex="9pt"/>
    </style:style>
    <style:style style:name="T1" style:family="text">
      <style:text-properties officeooo:rsid="0019c6bb"/>
    </style:style>
    <style:style style:name="T2" style:family="text">
      <style:text-properties officeooo:rsid="001a6402"/>
    </style:style>
    <style:style style:name="T3" style:family="text">
      <style:text-properties fo:font-size="9pt" officeooo:rsid="0019c6bb" style:font-size-asian="9pt" style:font-size-complex="9pt"/>
    </style:style>
    <style:style style:name="T4" style:family="text">
      <style:text-properties officeooo:rsid="001a6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sDataKey<text:tab/>a symmetric key, unique per user, that enables the owner to decrypt the PrivateKeyGuard <text:span text:style-name="T1">to get the UsersPrivateKey</text:span></text:p>
      <text:p text:style-name="P2">PrivateKeyGuard<text:tab/>a wrapper that is the symmetric encription of the UsersPrivateKey</text:p>
      <text:p text:style-name="P2">MessageKeyGuard<text:tab/>a wrapper that is the asymetric encription of the MessageKey</text:p>
      <text:p text:style-name="P2">MessageEnvelope<text:tab/>a wrapper that is the symmetric encription of the Message</text:p>
      <text:p text:style-name="P2"/>
      <text:p text:style-name="P3">DECRYPTION</text:p>
      <text:p text:style-name="P6">url = authenticateAndAuthorize(user, password, messageID)</text:p>
      <text:p text:style-name="P4"/>
      <text:p text:style-name="P6">userID = getUserIDOf(url)</text:p>
      <text:p text:style-name="P6">messageID = getMessageIDOf(url)</text:p>
      <text:p text:style-name="P9"/>
      <text:p text:style-name="P9"><text:span text:style-name="T2">messageKeyGuard = findMessageKeyGuard(u</text:span>ser<text:span text:style-name="T2">ID</text:span>,<text:span text:style-name="T2">m</text:span>essage<text:span text:style-name="T2">ID)</text:span></text:p>
      <text:p text:style-name="P6">messageEnvelope = findMessageEnvelope(messageID)</text:p>
      <text:p text:style-name="P8">privateKeyGuard = findPrivateKeyGuard(userdID)</text:p>
      <text:p text:style-name="P7"/>
      <text:p text:style-name="P7">usersPrivateKey = asymmetricDecrypt(<text:span text:style-name="T4">privateKeyGuard, usersDataKey</text:span>)</text:p>
      <text:p text:style-name="P10">messageKey = asymmetricDecrypt(messageKeyGuard, usersPrivateKey)</text:p>
      <text:p text:style-name="P6">message = symmetricDecrypt(messageEnvelopy, messageKey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" style:font-pitch="variable"/>
    <style:font-face style:name="Courier" svg:font-family="Couri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01:10.026664000</meta:creation-date>
    <dc:title>AppleSDSchrift</dc:title>
    <meta:editing-duration>PT5M51S</meta:editing-duration>
    <meta:editing-cycles>2</meta:editing-cycles>
    <meta:generator>LibreOffice/5.2.2.2$MacOSX_X86_64 LibreOffice_project/8f96e87c890bf8fa77463cd4b640a2312823f3ad</meta:generator>
    <dc:date>2017-12-14T19:36:45.186818000</dc:date>
    <meta:document-statistic meta:table-count="0" meta:image-count="0" meta:object-count="0" meta:page-count="1" meta:paragraph-count="14" meta:word-count="85" meta:character-count="814" meta:non-whitespace-character-count="743"/>
    <meta:template xlink:type="simple" xlink:actuate="onRequest" xlink:title="AppleSDSchrift" xlink:href="../../../../../../../Users/peter/Library/Application%20Support/LibreOffice/4/user/template/AppleSDSchrift.ott" meta:date="2017-12-14T19:01:08.962799000"/>
  </office:meta>
</office:document-meta>
</file>